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03fd"/>
    </style:style>
    <style:style style:name="P2" style:family="paragraph" style:parent-style-name="Standard">
      <style:text-properties fo:font-weight="bold" officeooo:paragraph-rsid="000203fd" style:font-weight-asian="bold" style:font-weight-complex="bold"/>
    </style:style>
    <style:style style:name="P3" style:family="paragraph" style:parent-style-name="Standard">
      <style:text-properties officeooo:rsid="000203fd" officeooo:paragraph-rsid="000203fd"/>
    </style:style>
    <style:style style:name="P4" style:family="paragraph" style:parent-style-name="Standard">
      <style:text-properties fo:color="#2a6099" loext:opacity="100%"/>
    </style:style>
    <style:style style:name="P5" style:family="paragraph" style:parent-style-name="Standard">
      <style:text-properties fo:color="#2a6099" loext:opacity="100%" officeooo:rsid="000203fd" officeooo:paragraph-rsid="000203fd"/>
    </style:style>
    <style:style style:name="P6" style:family="paragraph" style:parent-style-name="Standard">
      <style:text-properties fo:color="#2a6099" loext:opacity="100%" officeooo:paragraph-rsid="000203fd"/>
    </style:style>
    <style:style style:name="P7" style:family="paragraph" style:parent-style-name="Standard">
      <style:text-properties fo:color="#2a6099" loext:opacity="100%" fo:font-weight="normal" officeooo:rsid="000203fd" officeooo:paragraph-rsid="000203fd" style:font-weight-asian="normal" style:font-weight-complex="normal"/>
    </style:style>
    <style:style style:name="P8" style:family="paragraph" style:parent-style-name="Standard">
      <style:text-properties fo:color="#2a6099" loext:opacity="100%" officeooo:rsid="00039b80" officeooo:paragraph-rsid="00039b80"/>
    </style:style>
    <style:style style:name="P9" style:family="paragraph" style:parent-style-name="Standard">
      <style:text-properties officeooo:paragraph-rsid="00025a80"/>
    </style:style>
    <style:style style:name="T1" style:family="text">
      <style:text-properties officeooo:rsid="000203fd"/>
    </style:style>
    <style:style style:name="T2" style:family="text">
      <style:text-properties fo:font-variant="normal" fo:text-transform="none" fo:color="#881280" loext:opacity="100%" style:font-name="monospace" fo:font-size="9.75pt" fo:letter-spacing="normal" fo:font-style="normal" fo:font-weight="normal"/>
    </style:style>
    <style:style style:name="T3" style:family="text">
      <style:text-properties fo:font-variant="normal" fo:text-transform="none" fo:color="#881280" loext:opacity="100%" fo:letter-spacing="normal"/>
    </style:style>
    <style:style style:name="T4" style:family="text"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style:font-name="monospace" fo:font-size="9.75pt" fo:letter-spacing="normal" fo:font-style="normal" fo:font-weight="normal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025a8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25a80"/>
    </style:style>
    <style:style style:name="T10" style:family="text">
      <style:text-properties officeooo:rsid="00039b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quest cas de XML és un cas interessant ja que es un XML generat de forma automatitzada per una aplicació a partir de les dades d’una BD. Compleix la funció de ser llegible per les persones?</text:p>
      <text:p text:style-name="P3"><text:span text:style-name="T6">Segueix sent llegible per les persones, pero te alguns apartats com:</text:span> </text:p>
      <text:p text:style-name="P1"><text:span text:style-name="T1">“&lt;</text:span><text:span text:style-name="T2">row</text:span><text:span text:style-name="T3"> </text:span><text:span text:style-name="T2">_id="row-9wr3_i83w_34qr"</text:span><text:span text:style-name="T3"> </text:span><text:span text:style-name="T2">_uuid="00000000-0000-0000-F4C5-B220B3E021E9"</text:span><text:span text:style-name="T3"> </text:span><text:span text:style-name="T2">_position="0"</text:span><text:span text:style-name="T3"> </text:span><text:span text:style-name="T2">_address="</text:span><text:a xlink:type="simple" xlink:href="https://analisi.transparenciacatalunya.cat/resource/_623z-r97q/2020-09-21T00:00:00" text:style-name="Internet_20_link" text:visited-style-name="Visited_20_Internet_20_Link">https://analisi.transparenciacatalunya.cat/resource/_623z-r97q/2020-09-21T00:00:00</text:a><text:span text:style-name="T2">"&gt;</text:span> “</text:p>
      <text:p text:style-name="P5">Son menys llegibles, pero suposo que sera per falta de coneixement per part meva de XML</text:p>
      <text:p text:style-name="P1"/>
      <text:p text:style-name="P2">2. Per a què serveixen els 3 atributs a cada row?</text:p>
      <text:p text:style-name="P5">Per a determinar:</text:p>
      <text:p text:style-name="P6"><text:span text:style-name="T1">id – Un identificador unic al “ROW”</text:span></text:p>
      <text:p text:style-name="P5">position- La posicio en la base de dades</text:p>
      <text:p text:style-name="P5">address- La direccio</text:p>
      <text:p text:style-name="P3"/>
      <text:p text:style-name="P2">3. Son tots els tags iguals? Hi ha diferències entre cada un d’ells?</text:p>
      <text:p text:style-name="P5">Hi ha diferencies entre ells</text:p>
      <text:p text:style-name="P1"/>
      <text:p text:style-name="P1">4. <text:span text:style-name="T8">A que creus que es deuen totes les barres baixes “_” en els tags?</text:span></text:p>
      <text:p text:style-name="P5">Per a separar les tags i que no doni errors</text:p>
      <text:p text:style-name="P1"/>
      <text:p text:style-name="P1">5. <text:span text:style-name="T8">Quants tags té cada tag intern de row? Sempre té els mateixos? En què creus que es basa per determinar si un tag apareix o no?</text:span></text:p>
      <text:p text:style-name="P6"><text:span text:style-name="T1">-Pel que veig va de 3 a 5 aproximadament</text:span></text:p>
      <text:p text:style-name="P6"><text:span text:style-name="T1">-No sempre apareixen els mateixos</text:span></text:p>
      <text:p text:style-name="P5">-En si es necesari o no a la hora d’emagatzemar les dades correctement en el XML</text:p>
      <text:p text:style-name="P1"/>
      <text:p text:style-name="P1">6. <text:span text:style-name="T8">Com tracta el Sistema un cas a on hi ha 0 casos nous per exemple?</text:span></text:p>
      <text:p text:style-name="P3"><text:span text:style-name="T6">Directament no introdueix el tag, </text:span><text:span text:style-name="T7">o l’introdueix un 0</text:span> </text:p>
      <text:p text:style-name="P1"/>
      <text:p text:style-name="P2">7. Com tracta les dates el sistema?</text:p>
      <text:p text:style-name="P7">Les organitza de forma automatica </text:p>
      <text:p text:style-name="P3"/>
      <text:p text:style-name="P2">8. Quin seria el DTD d’aquest document?</text:p>
      <text:p text:style-name="P1">&lt;?xml version="1.0" encoding="UTF-8"?&gt;</text:p>
      <text:p text:style-name="P1">&lt;!DOCTYPE <text:span text:style-name="T9">response</text:span> [</text:p>
      <text:p text:style-name="P1"><text:s/>&lt;!ELEMENT <text:span text:style-name="T9">response</text:span> (<text:span text:style-name="T9">row</text:span>*)&gt;</text:p>
      <text:p text:style-name="P9"><text:s/>&lt;!ELEMENT <text:span text:style-name="T9">row</text:span> (<text:span text:style-name="T9">data, (nous_casos_diaris_confirmats,defuncions_di_ries ,total_de_casos_confirmats, total_de_defuncions)?</text:span>)&gt;</text:p>
      <text:p text:style-name="P9"><text:s/>&lt;!ELEMENT <text:span text:style-name="T9">data</text:span> (#PCDATA)&gt;</text:p>
      <text:p text:style-name="P9"><text:s/>&lt;!ELEMENT <text:span text:style-name="T9">nous_casos_diaris_confirmats</text:span> (#PCDATA)&gt;</text:p>
      <text:p text:style-name="P9"><text:s/>&lt;!ELEMENT <text:span text:style-name="T9">defuncions_di_ries</text:span> (#PCDATA)&gt;</text:p>
      <text:p text:style-name="P9"><text:s/>&lt;!ELEMENT <text:span text:style-name="T9">total_de_casos_confirmats</text:span> (#PCDATA)&gt;</text:p>
      <text:p text:style-name="P9"><text:s/>&lt;!ELEMENT <text:span text:style-name="T9">total_de_defuncions</text:span> (#PCDATA)&gt;</text:p>
      <text:p text:style-name="P1">]&gt;</text:p>
      <text:p text:style-name="P1">9. <text:span text:style-name="T8">Veus alguna diferència important en el disseny de les dades a partir d’un determinat dia?</text:span></text:p>
      <text:p text:style-name="P4"><text:span text:style-name="T10">A partir del </text:span><text:span text:style-name="T5">2020-03-06</text:span> <text:s/><text:span text:style-name="T10">el creixement de casos i de morts creix exponencial-ment, pero a part d’aixo no veig cap diferencia.</text:span></text:p>
      <text:p text:style-name="P1"/>
      <text:p text:style-name="P1"/>
      <text:p text:style-name="P1"><text:soft-page-break/><text:span text:style-name="T8">10. Veient un cas real d’aplicació del XML, cap a on creus que va el futur de XML, cap a casos simples amb una quantitat de dades variables i que no és sempre igual, o cap a casos complexes, amb una estructura totalment sòlida que es compleix sempre, i un arbre de tags gran?</text:span></text:p>
      <text:p text:style-name="P8">Es molt mes eficient, rapid e inteligent el us de dades variables ja que d’altre forma tendriem molts elements inutil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55:37.868000000</meta:creation-date>
    <dc:date>2020-12-21T18:20:58.840000000</dc:date>
    <meta:editing-duration>PT23S</meta:editing-duration>
    <meta:editing-cycles>1</meta:editing-cycles>
    <meta:document-statistic meta:table-count="0" meta:image-count="0" meta:object-count="0" meta:page-count="2" meta:paragraph-count="36" meta:word-count="387" meta:character-count="2438" meta:non-whitespace-character-count="2075"/>
    <meta:generator>LibreOffice/7.0.1.2$Windows_X86_64 LibreOffice_project/7cbcfc562f6eb6708b5ff7d7397325de9e764452</meta:generator>
  </office:meta>
</office:document-meta>
</file>